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1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2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3" style:family="table-row">
      <style:table-row-properties style:min-row-height="0.1875in" style:use-optimal-row-height="false" fo:keep-together="always"/>
    </style:style>
    <style:style style:name="P54" style:parent-style-name="Normal" style:family="paragraph">
      <style:text-properties fo:hyphenate="true"/>
    </style:style>
    <style:style style:name="TableCell5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/>
    </style:style>
    <style:style style:name="T57" style:parent-style-name="DefaultParagraphFont" style:family="text">
      <style:text-properties style:font-name="Garamond" fo:font-size="10pt" style:font-size-asian="10pt" style:font-size-complex="10pt"/>
    </style:style>
    <style:style style:name="T58" style:parent-style-name="DefaultParagraphFont" style:family="text">
      <style:text-properties style:font-name="Garamond" style:text-position="super 65%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P60" style:parent-style-name="Normal" style:family="paragraph">
      <style:text-properties fo:hyphenate="true"/>
    </style:style>
    <style:style style:name="P6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2" style:parent-style-name="Standard" style:family="paragraph">
      <style:paragraph-properties fo:text-align="justify"/>
    </style:style>
    <style:style style:name="T63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64" style:parent-style-name="DefaultParagraphFont" style:family="text">
      <style:text-properties style:font-name="Garamond" fo:font-size="10pt" style:font-size-asian="10pt" style:font-size-complex="10pt"/>
    </style:style>
    <style:style style:name="T65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6" style:parent-style-name="DefaultParagraphFont" style:family="text">
      <style:text-properties style:font-name="Garamond" fo:font-size="10pt" style:font-size-asian="10pt" style:font-size-complex="10pt"/>
    </style:style>
    <style:style style:name="P6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9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71" style:family="table-column">
      <style:table-column-properties style:column-width="2.8722in" style:use-optimal-column-width="false"/>
    </style:style>
    <style:style style:name="TableColumn72" style:family="table-column">
      <style:table-column-properties style:column-width="0.575in" style:use-optimal-column-width="false"/>
    </style:style>
    <style:style style:name="TableColumn73" style:family="table-column">
      <style:table-column-properties style:column-width="0.575in" style:use-optimal-column-width="false"/>
    </style:style>
    <style:style style:name="TableColumn74" style:family="table-column">
      <style:table-column-properties style:column-width="2.5506in" style:use-optimal-column-width="false"/>
    </style:style>
    <style:style style:name="Table70" style:family="table">
      <style:table-properties style:width="6.5729in" fo:margin-left="0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82" style:family="table-row">
      <style:table-row-properties style:use-optimal-row-height="false"/>
    </style:style>
    <style:style style:name="P83" style:parent-style-name="Normal" style:family="paragraph">
      <style:text-properties fo:hyphenate="tru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8" style:parent-style-name="Normal" style:family="paragraph">
      <style:text-properties fo:hyphenate="true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9" style:parent-style-name="Standard" style:family="paragraph">
      <style:text-properties style:font-name="Garamond" fo:font-size="10pt" style:font-size-asian="10pt" style:font-size-complex="10pt"/>
    </style:style>
    <style:style style:name="T180" style:parent-style-name="DefaultParagraphFont" style:family="text">
      <style:text-properties style:font-name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2" style:parent-style-name="Standard" style:family="paragraph">
      <style:text-properties style:font-name="Garamond"/>
    </style:style>
    <style:style style:name="P183" style:parent-style-name="Standard" style:family="paragraph">
      <style:paragraph-properties fo:break-before="page"/>
      <style:text-properties style:font-name="Garamond"/>
    </style:style>
    <style:style style:name="T184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5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6" style:parent-style-name="DefaultParagraphFont" style:family="text">
      <style:text-properties style:font-name="Garamond" fo:font-size="8pt" style:font-size-asian="8pt" style:font-size-complex="8pt"/>
    </style:style>
    <style:style style:name="T187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8" style:parent-style-name="DefaultParagraphFont" style:family="text">
      <style:text-properties style:font-name="Garamond" fo:font-size="10pt" style:font-size-asian="10pt" style:font-size-complex="10pt"/>
    </style:style>
    <style:style style:name="T189" style:parent-style-name="DefaultParagraphFont" style:family="text">
      <style:text-properties style:font-name="Garamond" fo:font-size="10pt" style:font-size-asian="10pt" style:font-size-complex="10pt"/>
    </style:style>
    <style:style style:name="P190" style:parent-style-name="Standard" style:family="paragraph">
      <style:text-properties style:font-name="Garamond" fo:font-size="10pt" style:font-size-asian="10pt" style:font-size-complex="10pt"/>
    </style:style>
    <style:style style:name="TableColumn192" style:family="table-column">
      <style:table-column-properties style:column-width="3.5041in" style:use-optimal-column-width="false"/>
    </style:style>
    <style:style style:name="TableColumn193" style:family="table-column">
      <style:table-column-properties style:column-width="0.6194in" style:use-optimal-column-width="false"/>
    </style:style>
    <style:style style:name="TableColumn194" style:family="table-column">
      <style:table-column-properties style:column-width="0.5666in" style:use-optimal-column-width="false"/>
    </style:style>
    <style:style style:name="TableColumn195" style:family="table-column">
      <style:table-column-properties style:column-width="0.4958in" style:use-optimal-column-width="false"/>
    </style:style>
    <style:style style:name="TableColumn196" style:family="table-column">
      <style:table-column-properties style:column-width="0.5659in" style:use-optimal-column-width="false"/>
    </style:style>
    <style:style style:name="TableColumn197" style:family="table-column">
      <style:table-column-properties style:column-width="0.5576in" style:use-optimal-column-width="false"/>
    </style:style>
    <style:style style:name="Table191" style:family="table">
      <style:table-properties style:width="6.3097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0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4" style:family="table-row">
      <style:table-row-properties style:use-optimal-row-height="false"/>
    </style:style>
    <style:style style:name="P205" style:parent-style-name="Normal" style:family="paragraph">
      <style:text-properties fo:hyphenate="tru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6" style:parent-style-name="Standard" style:family="paragraph">
      <style:text-properties style:font-name="Garamond" fo:font-size="10pt" style:font-size-asian="10pt" style:font-size-complex="10pt"/>
    </style:style>
    <style:style style:name="T347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9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1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2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3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4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5" style:parent-style-name="Standard" style:family="paragraph">
      <style:text-properties style:font-name="Garamond" fo:font-size="10pt" style:font-size-asian="10pt" style:font-size-complex="10pt"/>
    </style:style>
    <style:style style:name="T35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7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8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>UTut</text:p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6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<text:s/>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/>
            <text:p text:style-name="P46">Jeremy Jin Qian C. Wu</text:p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/text:p>
            <text:p text:style-name="P51"/>
            <text:p text:style-name="P52">M</text:p>
          </table:table-cell>
        </table:table-row>
        <table:table-row table:style-name="TableRow53">
          <table:covered-table-cell>
            <text:p text:style-name="P54"/>
          </table:covered-table-cell>
          <table:table-cell table:style-name="TableCell55">
            <text:p text:style-name="P56"><text:span text:style-name="T57">3</text:span><text:span text:style-name="T58">rd</text:span><text:span text:style-name="T59"><text:s/>Year</text:span></text:p>
          </table:table-cell>
          <table:covered-table-cell>
            <text:p text:style-name="P60"/>
          </table:covered-table-cell>
        </table:table-row>
      </table:table>
      <text:p text:style-name="P61"/>
      <text:p text:style-name="P62"><text:span text:style-name="T63">Instructions</text:span><text:span text:style-name="T64">: <text:s/>Place a check mark (</text:span><text:span text:style-name="T65">√</text:span><text:span text:style-name="T66">) if the software complies with the criteria. <text:s/>Place a cross mark (X) if it does not, and place a comment on its non-compliance.</text:span></text:p>
      <text:p text:style-name="P67"/>
      <text:p text:style-name="P68"/>
      <text:p text:style-name="P69">Functional Goals:</text:p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 table:number-rows-spanned="2">
            <text:p text:style-name="P77">User Acceptance Criteria</text:p>
          </table:table-cell>
          <table:table-cell table:style-name="TableCell78" table:number-columns-spanned="2">
            <text:p text:style-name="P79">Compliance</text:p>
          </table:table-cell>
          <table:covered-table-cell/>
          <table:table-cell table:style-name="TableCell80" table:number-rows-spanned="2">
            <text:p text:style-name="P81">Remarks</text:p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>Yes</text:p>
          </table:table-cell>
          <table:table-cell table:style-name="TableCell86">
            <text:p text:style-name="P87">No</text:p>
          </table:table-cell>
          <table:covered-table-cell>
            <text:p text:style-name="P88"/>
          </table:covered-table-cell>
        </table:table-row>
        <table:table-row table:style-name="TableRow89">
          <table:table-cell table:style-name="TableCell90">
            <text:p text:style-name="P91">Create<text:s/>User Account</text:p>
          </table:table-cell>
          <table:table-cell table:style-name="TableCell92">
            <text:p text:style-name="P93">1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Update Account Information</text:p>
          </table:table-cell>
          <table:table-cell table:style-name="TableCell101">
            <text:p text:style-name="P102">1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View Account Information</text:p>
          </table:table-cell>
          <table:table-cell table:style-name="TableCell110">
            <text:p text:style-name="P111">1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Sign in and sign out</text:p>
          </table:table-cell>
          <table:table-cell table:style-name="TableCell119">
            <text:p text:style-name="P120">1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Offer Tutorial (as Tutor)</text:p>
          </table:table-cell>
          <table:table-cell table:style-name="TableCell128">
            <text:p text:style-name="P129">1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Search for Tutorial (as Tutee)</text:p>
          </table:table-cell>
          <table:table-cell table:style-name="TableCell137">
            <text:p text:style-name="P138">1</text:p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Request Tutor (as Tutee)</text:p>
          </table:table-cell>
          <table:table-cell table:style-name="TableCell146">
            <text:p text:style-name="P147">1</text:p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Accept/Reject Tutee (as Tutor)</text:p>
          </table:table-cell>
          <table:table-cell table:style-name="TableCell155">
            <text:p text:style-name="P156">1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Write Review (as<text:s/>Tutee)</text:p>
          </table:table-cell>
          <table:table-cell table:style-name="TableCell164">
            <text:p text:style-name="P165">1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Total</text:p>
          </table:table-cell>
          <table:table-cell table:style-name="TableCell173">
            <text:p text:style-name="P174">9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</table:table>
      <text:p text:style-name="P179"/>
      <text:p text:style-name="Standard"><text:span text:style-name="T180">Tester's Comments:</text:span></text:p>
      <text:p text:style-name="P181"/>
      <text:p text:style-name="P182"/>
      <text:p text:style-name="P183"/>
      <text:p text:style-name="Standard"><text:span text:style-name="T184">Usability Goals</text:span><text:span text:style-name="T185"><text:note text:note-class="footnote" text:id="_ftn0"><text:note-citation>1</text:note-citation><text:note-body><text:p text:style-name="Footnote"><text:span text:style-name="T186">http://chaione.com/ux-research-standardizing-usability-questionnaires/</text:span></text:p></text:note-body></text:note></text:span><text:span text:style-name="T187">:</text:span></text:p>
      <text:p text:style-name="Standard"><text:span text:style-name="T188">This is the System Usability Scale (SUS) used to measure users' perceived usability of a product or system. <text:s/>It is<text:s/></text:span><text:span text:style-name="T189">highly reliable (0.91). <text:s/>Mark the most appropriate box that shows how much you agree with the statement.</text:span></text:p>
      <text:p text:style-name="P190"/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 table:number-rows-spanned="2">
            <text:p text:style-name="P200">System Usability Scale Standard Version</text:p>
          </table:table-cell>
          <table:table-cell table:style-name="TableCell201" table:number-columns-spanned="5">
            <text:p text:style-name="P202"><text:s/>Strongly <text:s text:c="66"/>Strongly</text:p>
            <text:p text:style-name="P203">Disagree <text:s text:c="16"/><text:s text:c="52"/>Agree</text:p>
          </table:table-cell>
          <table:covered-table-cell/>
          <table:covered-table-cell/>
          <table:covered-table-cell/>
          <table:covered-table-cell/>
        </table:table-row>
        <table:table-row table:style-name="TableRow204">
          <table:covered-table-cell>
            <text:p text:style-name="P205"/>
          </table:covered-table-cell>
          <table:table-cell table:style-name="TableCell206">
            <text:p text:style-name="P207">1</text:p>
          </table:table-cell>
          <table:table-cell table:style-name="TableCell208">
            <text:p text:style-name="P209">2</text:p>
          </table:table-cell>
          <table:table-cell table:style-name="TableCell210">
            <text:p text:style-name="P211">3</text:p>
          </table:table-cell>
          <table:table-cell table:style-name="TableCell212">
            <text:p text:style-name="P213">4</text:p>
          </table:table-cell>
          <table:table-cell table:style-name="TableCell214">
            <text:p text:style-name="P215">5</text:p>
          </table:table-cell>
        </table:table-row>
        <table:table-row table:style-name="TableRow216">
          <table:table-cell table:style-name="TableCell217">
            <text:p text:style-name="P218">1. <text:s/>I think that I would like to use this system.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>1</text:p>
          </table:table-cell>
        </table:table-row>
        <table:table-row table:style-name="TableRow229">
          <table:table-cell table:style-name="TableCell230">
            <text:p text:style-name="P231">2. I found the system unnecessarily complex.</text:p>
          </table:table-cell>
          <table:table-cell table:style-name="TableCell232">
            <text:p text:style-name="P233">1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3. <text:s/>I thought the system was easy to use.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>1</text:p>
          </table:table-cell>
        </table:table-row>
        <table:table-row table:style-name="TableRow255">
          <table:table-cell table:style-name="TableCell256">
            <text:p text:style-name="P257">4. <text:s/>I think that I would<text:s/>need the support of a technical person to be able to use this system</text:p>
          </table:table-cell>
          <table:table-cell table:style-name="TableCell258">
            <text:p text:style-name="P259">1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5. <text:s/>I found the various functions in the system were well integrated.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>1</text:p>
          </table:table-cell>
        </table:table-row>
        <table:table-row table:style-name="TableRow281">
          <table:table-cell table:style-name="TableCell282">
            <text:p text:style-name="P283">6. <text:s/>I thought where was too much inconsistency in this system.</text:p>
          </table:table-cell>
          <table:table-cell table:style-name="TableCell284">
            <text:p text:style-name="P285">1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7. <text:s/>I would image that most<text:s/>people would learn to use this system very quickly.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>1</text:p>
          </table:table-cell>
        </table:table-row>
        <table:table-row table:style-name="TableRow307">
          <table:table-cell table:style-name="TableCell308">
            <text:p text:style-name="P309">8. <text:s text:c="2"/>I found the system very cumbersome to use.</text:p>
          </table:table-cell>
          <table:table-cell table:style-name="TableCell310">
            <text:p text:style-name="P311">1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9. <text:s text:c="2"/>I felt very confident using the system.</text:p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>1</text:p>
          </table:table-cell>
        </table:table-row>
        <table:table-row table:style-name="TableRow333">
          <table:table-cell table:style-name="TableCell334">
            <text:p text:style-name="P335">10. <text:s/>I needed to learn a lot of things before I could get going with this system.</text:p>
          </table:table-cell>
          <table:table-cell table:style-name="TableCell336">
            <text:p text:style-name="P337">1</text:p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</table:table-row>
      </table:table>
      <text:p text:style-name="P346"/>
      <text:p text:style-name="Standard"><text:span text:style-name="T347">Computation of SUS Score:</text:span></text:p>
      <text:p text:style-name="P348">For odd items: subtract one from the user response.</text:p>
      <text:list text:style-name="LFO12" text:continue-numbering="true">
        <text:list-item>
          <text:p text:style-name="P349">For odd items: subtract one from the user response.</text:p>
        </text:list-item>
        <text:list-item>
          <text:p text:style-name="P350">For even items: subtract the user response from 5.</text:p>
        </text:list-item>
        <text:list-item>
          <text:p text:style-name="P351">This scales all values from 0-4 (with 4 being the most positive response).</text:p>
        </text:list-item>
        <text:list-item>
          <text:p text:style-name="P352">Add up the converted responses for each user and multiply that total to 2.5. <text:s/>This converts the range of possible values from 0 to 100 instead of from 0-40.</text:p>
        </text:list-item>
      </text:list>
      <text:p text:style-name="P353"/>
      <text:p text:style-name="P354">SUS Score:<text:s/>100</text:p>
      <text:p text:style-name="P355"/>
      <text:p text:style-name="Standard"><text:span text:style-name="T356">Tester's Comments:</text:span><text:span text:style-name="T357"><text:line-break/></text:span><text:span text:style-name="T358">BEST BETA TESTING EVA! 69/69. Will try aga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6:46:00Z</dc:date>
    <meta:print-date>2006-07-28T14:33:00Z</meta:print-date>
    <meta:template xlink:href="Normal" xlink:type="simple"/>
    <meta:editing-cycles>32</meta:editing-cycles>
    <meta:editing-duration>PT8520S</meta:editing-duration>
    <meta:document-statistic meta:page-count="2" meta:paragraph-count="5" meta:word-count="426" meta:character-count="2855" meta:row-count="20" meta:non-whitespace-character-count="2434"/>
  </office:meta>
</office:document-meta>
</file>